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2" draw:id="id2" draw:layer="layout" svg:width="3.4cm" svg:height="1.4cm" svg:x="7.3cm" svg:y="2.5cm">
          <text:p text:style-name="P1"><text:span text:style-name="T1">функциониру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" draw:id="id1" draw:layer="layout" svg:width="3.5cm" svg:height="1.5cm" svg:x="2.1cm" svg:y="2.4cm">
          <text:p text:style-name="P1"><text:span text:style-name="T1">Транспортная </text:span></text:p>
          <text:p text:style-name="P1"><text:span text:style-name="T1">организац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2" draw:layer="layout" draw:type="line" svg:x1="5.6cm" svg:y1="3.15cm" svg:x2="7.3cm" svg:y2="3.2cm" draw:start-shape="id1" draw:start-glue-point="7" draw:end-shape="id2" draw:end-glue-point="5" svg:d="M5600 3150l1700 50" svg:viewBox="0 0 1701 51">
          <text:p text:style-name="P2"><text:span text:style-name="T2">N</text:span></text:p>
        </draw:connector>
        <draw:connector draw:style-name="gr2" draw:text-style-name="P2" draw:layer="layout" draw:type="line" svg:x1="10.703cm" svg:y1="3.2cm" svg:x2="12.347cm" svg:y2="3.19cm" svg:d="M10703 3200l1644-10" svg:viewBox="0 0 1645 11">
          <text:p text:style-name="P2"><text:span text:style-name="T2">1</text:span></text:p>
        </draw:connector>
        <draw:custom-shape draw:style-name="gr1" draw:text-style-name="P1" draw:layer="layout" svg:width="3.5cm" svg:height="1.5cm" svg:x="12.3cm" svg:y="2.4cm">
          <text:p text:style-name="P1"><text:span text:style-name="T1">Горо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2.1cm" svg:y="6.8cm">
          <text:p text:style-name="P1"><text:span text:style-name="T1">Остановочный </text:span></text:p>
          <text:p text:style-name="P1"><text:span text:style-name="T1">пунк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4cm" svg:y="6.9cm">
          <text:p text:style-name="P1"><text:span text:style-name="T1">Город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3.4cm" svg:height="1.4cm" svg:x="7.4cm" svg:y="6.9cm">
          <text:p text:style-name="P1"><text:span text:style-name="T1">располагается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6cm" svg:y1="7.6cm" svg:x2="7.4cm" svg:y2="7.6cm" draw:end-shape="id3" draw:end-glue-point="5" svg:d="M5600 7600h1800" svg:viewBox="0 0 1801 1">
          <text:p text:style-name="P2"><text:span text:style-name="T2">N</text:span></text:p>
        </draw:connector>
        <draw:connector draw:style-name="gr2" draw:text-style-name="P2" draw:layer="layout" draw:type="line" svg:x1="10.8cm" svg:y1="7.61cm" svg:x2="12.444cm" svg:y2="7.6cm" svg:d="M10800 7610l1644-10" svg:viewBox="0 0 1645 11">
          <text:p text:style-name="P2"><text:span text:style-name="T2">1</text:span></text:p>
        </draw:connector>
        <draw:custom-shape draw:style-name="gr1" draw:text-style-name="P1" draw:layer="layout" svg:width="3.5cm" svg:height="1.5cm" svg:x="2cm" svg:y="10.4cm">
          <text:p text:style-name="P1"><text:span text:style-name="T1">Транспортная </text:span></text:p>
          <text:p text:style-name="P1"><text:span text:style-name="T1">организац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3cm" svg:y="10.5cm">
          <text:p text:style-name="P1"><text:span text:style-name="T1">Маршрут </text:span></text:p>
          <text:p text:style-name="P1"><text:span text:style-name="T1">следования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3.4cm" svg:height="1.4cm" svg:x="7.3cm" svg:y="10.5cm">
          <text:p text:style-name="P1"><text:span text:style-name="T1">формируе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5cm" svg:y1="11.2cm" svg:x2="7.3cm" svg:y2="11.2cm" draw:end-shape="id4" draw:end-glue-point="5" svg:d="M5500 11200h1800" svg:viewBox="0 0 1801 1">
          <text:p text:style-name="P2"><text:span text:style-name="T2">1</text:span></text:p>
        </draw:connector>
        <draw:connector draw:style-name="gr2" draw:text-style-name="P2" draw:layer="layout" draw:type="line" svg:x1="10.7cm" svg:y1="11.21cm" svg:x2="12.344cm" svg:y2="11.2cm" svg:d="M10700 11210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2.1cm" svg:y="14.3cm">
          <text:p text:style-name="P1"><text:span text:style-name="T1">Маршру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4cm" svg:y="14.4cm">
          <text:p text:style-name="P1"><text:span text:style-name="T1">Остановочный</text:span></text:p>
          <text:p text:style-name="P1"><text:span text:style-name="T1">пунк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5" draw:id="id5" draw:layer="layout" svg:width="3.4cm" svg:height="1.4cm" svg:x="7.4cm" svg:y="14.4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6cm" svg:y1="15.1cm" svg:x2="7.4cm" svg:y2="15.1cm" draw:end-shape="id5" draw:end-glue-point="5" svg:d="M5600 15100h1800" svg:viewBox="0 0 1801 1">
          <text:p text:style-name="P2"><text:span text:style-name="T2">1</text:span></text:p>
        </draw:connector>
        <draw:connector draw:style-name="gr2" draw:text-style-name="P2" draw:layer="layout" draw:type="line" svg:x1="10.8cm" svg:y1="15.11cm" svg:x2="12.444cm" svg:y2="15.1cm" svg:d="M10800 15110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1.9cm" svg:y="17.1cm">
          <text:p text:style-name="P1"><text:span text:style-name="T1">Расписани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2cm" svg:y="17.2cm">
          <text:p text:style-name="P1"><text:span text:style-name="T1">Рейс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3.4cm" svg:height="1.4cm" svg:x="7.2cm" svg:y="17.2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4cm" svg:y1="17.9cm" svg:x2="7.2cm" svg:y2="17.9cm" draw:end-shape="id6" draw:end-glue-point="5" svg:d="M5400 17900h1800" svg:viewBox="0 0 1801 1">
          <text:p text:style-name="P2"><text:span text:style-name="T2">1</text:span></text:p>
        </draw:connector>
        <draw:connector draw:style-name="gr2" draw:text-style-name="P2" draw:layer="layout" draw:type="line" svg:x1="10.6cm" svg:y1="17.91cm" svg:x2="12.244cm" svg:y2="17.9cm" svg:d="M10600 17910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1.999cm" svg:y="20cm">
          <text:p text:style-name="P1"><text:span text:style-name="T1">Путь</text:span></text:p>
          <text:p text:style-name="P1"><text:span text:style-name="T1">(конечный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299cm" svg:y="20.1cm">
          <text:p text:style-name="P1"><text:span text:style-name="T1">Маршру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7" draw:id="id7" draw:layer="layout" svg:width="3.4cm" svg:height="1.4cm" svg:x="7.299cm" svg:y="20.1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499cm" svg:y1="20.8cm" svg:x2="7.299cm" svg:y2="20.8cm" draw:end-shape="id7" draw:end-glue-point="5" svg:d="M5499 20800h1800" svg:viewBox="0 0 1801 1">
          <text:p text:style-name="P2"><text:span text:style-name="T2">1</text:span></text:p>
        </draw:connector>
        <draw:connector draw:style-name="gr2" draw:text-style-name="P2" draw:layer="layout" draw:type="line" svg:x1="10.699cm" svg:y1="20.81cm" svg:x2="12.343cm" svg:y2="20.8cm" svg:d="M10699 20810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2cm" svg:y="20.001cm">
          <text:p text:style-name="P1"><text:span text:style-name="T1">Путь</text:span></text:p>
          <text:p text:style-name="P1"><text:span text:style-name="T1">(конечный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3cm" svg:y="20.101cm">
          <text:p text:style-name="P1"><text:span text:style-name="T1">Маршру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3.4cm" svg:height="1.4cm" svg:x="7.3cm" svg:y="20.101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5cm" svg:y1="20.801cm" svg:x2="7.3cm" svg:y2="20.801cm" draw:end-shape="id8" draw:end-glue-point="5" svg:d="M5500 20801h1800" svg:viewBox="0 0 1801 1">
          <text:p text:style-name="P2"><text:span text:style-name="T2">1</text:span></text:p>
        </draw:connector>
        <draw:connector draw:style-name="gr2" draw:text-style-name="P2" draw:layer="layout" draw:type="line" svg:x1="10.7cm" svg:y1="20.811cm" svg:x2="12.344cm" svg:y2="20.801cm" svg:d="M10700 20811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2.399cm" svg:y="23.8cm">
          <text:p text:style-name="P1"><text:span text:style-name="T1">Путь</text:span></text:p>
          <text:p text:style-name="P1"><text:span text:style-name="T1">(конечный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699cm" svg:y="23.9cm">
          <text:p text:style-name="P1"><text:span text:style-name="T1">Маршрут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9" draw:id="id9" draw:layer="layout" svg:width="3.4cm" svg:height="1.4cm" svg:x="7.699cm" svg:y="23.9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899cm" svg:y1="24.6cm" svg:x2="7.699cm" svg:y2="24.6cm" draw:end-shape="id9" draw:end-glue-point="5" svg:d="M5899 24600h1800" svg:viewBox="0 0 1801 1">
          <text:p text:style-name="P2"><text:span text:style-name="T2">1</text:span></text:p>
        </draw:connector>
        <draw:connector draw:style-name="gr2" draw:text-style-name="P2" draw:layer="layout" draw:type="line" svg:x1="11.099cm" svg:y1="24.61cm" svg:x2="12.743cm" svg:y2="24.6cm" svg:d="M11099 24610l1644-10" svg:viewBox="0 0 1645 11">
          <text:p text:style-name="P2"><text:span text:style-name="T2">N</text:span></text:p>
        </draw:connector>
        <draw:custom-shape draw:style-name="gr1" draw:text-style-name="P1" draw:layer="layout" svg:width="3.5cm" svg:height="1.5cm" svg:x="2.4cm" svg:y="23.801cm">
          <text:p text:style-name="P1"><text:span text:style-name="T1">Рейс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3.5cm" svg:height="1.5cm" svg:x="12.7cm" svg:y="23.901cm">
          <text:p text:style-name="P1"><text:span text:style-name="T1">Остановочных </text:span></text:p>
          <text:p text:style-name="P1"><text:span text:style-name="T1">пунктов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0" draw:id="id10" draw:layer="layout" svg:width="3.4cm" svg:height="1.4cm" svg:x="7.7cm" svg:y="23.901cm">
          <text:p text:style-name="P1"><text:span text:style-name="T1">состоит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2" draw:layer="layout" draw:type="line" svg:x1="5.9cm" svg:y1="24.601cm" svg:x2="7.7cm" svg:y2="24.601cm" draw:end-shape="id10" draw:end-glue-point="5" svg:d="M5900 24601h1800" svg:viewBox="0 0 1801 1">
          <text:p text:style-name="P2"><text:span text:style-name="T2">1</text:span></text:p>
        </draw:connector>
        <draw:connector draw:style-name="gr2" draw:text-style-name="P2" draw:layer="layout" draw:type="line" svg:x1="11.1cm" svg:y1="24.611cm" svg:x2="12.744cm" svg:y2="24.601cm" svg:d="M11100 24611l1644-10" svg:viewBox="0 0 1645 11">
          <text:p text:style-name="P2"><text:span text:style-name="T2">N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3T20:09:57.903000000</meta:creation-date>
    <dc:date>2014-07-23T22:30:05.595000000</dc:date>
    <meta:editing-duration>PT2H17M15S</meta:editing-duration>
    <meta:editing-cycles>38</meta:editing-cycles>
    <meta:generator>LibreOffice/4.2.5.2$Windows_x86 LibreOffice_project/6ff819b65674ae6c83f3cbab9e4a4c2b292a7a94</meta:generator>
    <meta:document-statistic meta:object-count="45"/>
  </office:meta>
</office:document-meta>
</file>